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0.96875" calcext:value-type="float">
            <text:p>0,96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0.81875" calcext:value-type="float">
            <text:p>0,81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0.925" calcext:value-type="float">
            <text:p>0,9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778571428571429" calcext:value-type="float">
            <text:p>0,77857142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0.457142857142857" calcext:value-type="float">
            <text:p>0,45714285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0.685714285714286" calcext:value-type="float">
            <text:p>0,68571428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0.735714285714286" calcext:value-type="float">
            <text:p>0,73571428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0.5425" calcext:value-type="float">
            <text:p>0,5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0.8375" calcext:value-type="float">
            <text:p>0,8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0.88125" calcext:value-type="float">
            <text:p>0,88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3875" calcext:value-type="float">
            <text:p>0,3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0.80625" calcext:value-type="float">
            <text:p>0,80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0.78125" calcext:value-type="float">
            <text:p>0,78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0.79375" calcext:value-type="float">
            <text:p>0,79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0.8125" calcext:value-type="float">
            <text:p>0,8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0.7625" calcext:value-type="float">
            <text:p>0,7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771428571428571" calcext:value-type="float">
            <text:p>0,77142857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653571428571429" calcext:value-type="float">
            <text:p>0,6535714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0.771428571428571" calcext:value-type="float">
            <text:p>0,77142857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0.771428571428571" calcext:value-type="float">
            <text:p>0,77142857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0.864285714285714" calcext:value-type="float">
            <text:p>0,86428571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0.796428571428571" calcext:value-type="float">
            <text:p>0,79642857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0.7075" calcext:value-type="float">
            <text:p>0,707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0.7725" calcext:value-type="float">
            <text:p>0,772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9475" calcext:value-type="float">
            <text:p>0,947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0.9375" calcext:value-type="float">
            <text:p>0,937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0.565" calcext:value-type="float">
            <text:p>0,56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0.935" calcext:value-type="float">
            <text:p>0,93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0.83125" calcext:value-type="float">
            <text:p>0,83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0.58125" calcext:value-type="float">
            <text:p>0,58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725" calcext:value-type="float">
            <text:p>0,7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0.58125" calcext:value-type="float">
            <text:p>0,58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0.61875" calcext:value-type="float">
            <text:p>0,61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0.96875" calcext:value-type="float">
            <text:p>0,96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0.88125" calcext:value-type="float">
            <text:p>0,88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0.8375" calcext:value-type="float">
            <text:p>0,8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0.0714285714285714" calcext:value-type="float">
            <text:p>0,07142857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0.728571428571429" calcext:value-type="float">
            <text:p>0,72857142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0.553571428571429" calcext:value-type="float">
            <text:p>0,55357142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782142857142857" calcext:value-type="float">
            <text:p>0,78214285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0.382142857142857" calcext:value-type="float">
            <text:p>0,38214285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0.560714285714286" calcext:value-type="float">
            <text:p>0,56071428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0.396428571428571" calcext:value-type="float">
            <text:p>0,39642857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0.567857142857143" calcext:value-type="float">
            <text:p>0,56785714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0.432142857142857" calcext:value-type="float">
            <text:p>0,43214285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0.835714285714286" calcext:value-type="float">
            <text:p>0,83571428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0.7525" calcext:value-type="float">
            <text:p>0,75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0.7925" calcext:value-type="float">
            <text:p>0,79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0.3775" calcext:value-type="float">
            <text:p>0,37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655" calcext:value-type="float">
            <text:p>0,6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0.7175" calcext:value-type="float">
            <text:p>0,71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0.765" calcext:value-type="float">
            <text:p>0,7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0.5425" calcext:value-type="float">
            <text:p>0,54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0.755" calcext:value-type="float">
            <text:p>0,7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0.5675" calcext:value-type="float">
            <text:p>0,56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0.805" calcext:value-type="float">
            <text:p>0,8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0.7725" calcext:value-type="float">
            <text:p>0,77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0.825" calcext:value-type="float">
            <text:p>0,8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0.31875" calcext:value-type="float">
            <text:p>0,31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0.5125" calcext:value-type="float">
            <text:p>0,51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84375" calcext:value-type="float">
            <text:p>0,843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0.94375" calcext:value-type="float">
            <text:p>0,943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0.31875" calcext:value-type="float">
            <text:p>0,31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0.15625" calcext:value-type="float">
            <text:p>0,156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0.79375" calcext:value-type="float">
            <text:p>0,793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0.517857142857143" calcext:value-type="float">
            <text:p>0,51785714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0.0892857142857143" calcext:value-type="float">
            <text:p>0,08928571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342857142857143" calcext:value-type="float">
            <text:p>0,34285714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0.971428571428571" calcext:value-type="float">
            <text:p>0,97142857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0.203571428571429" calcext:value-type="float">
            <text:p>0,20357142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0.796428571428571" calcext:value-type="float">
            <text:p>0,79642857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0.757142857142857" calcext:value-type="float">
            <text:p>0,75714285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0.603571428571429" calcext:value-type="float">
            <text:p>0,60357142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0.767857142857143" calcext:value-type="float">
            <text:p>0,76785714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0.557142857142857" calcext:value-type="float">
            <text:p>0,55714285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0.814285714285714" calcext:value-type="float">
            <text:p>0,81428571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0.3925" calcext:value-type="float">
            <text:p>0,39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0.2625" calcext:value-type="float">
            <text:p>0,26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0.5575" calcext:value-type="float">
            <text:p>0,55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535" calcext:value-type="float">
            <text:p>0,5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755" calcext:value-type="float">
            <text:p>0,7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0.7575" calcext:value-type="float">
            <text:p>0,75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0.265" calcext:value-type="float">
            <text:p>0,2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0.0525" calcext:value-type="float">
            <text:p>0,05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0.1525" calcext:value-type="float">
            <text:p>0,15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0.3075" calcext:value-type="float">
            <text:p>0,30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0.7625" calcext:value-type="float">
            <text:p>0,76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0.515" calcext:value-type="float">
            <text:p>0,5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0.2475" calcext:value-type="float">
            <text:p>0,24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0.285" calcext:value-type="float">
            <text:p>0,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0" meta:object-count="0"/>
    <meta:generator>LibreOffice/5.1.4.2$Linux_X86_64 LibreOffice_project/10m0$Build-2</meta:generator>
  </office:meta>
</office:document-meta>
</file>